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Standaard" style:family="paragraph">
      <style:text-properties fo:font-size="14pt" style:font-size-asian="14pt" style:font-size-complex="14pt"/>
    </style:style>
    <style:style style:name="P3" style:parent-style-name="Standaard" style:family="paragraph">
      <style:text-properties fo:font-size="12pt" style:font-size-asian="12pt" style:font-size-complex="12pt"/>
    </style:style>
    <style:style style:name="P4" style:parent-style-name="Standaard" style:family="paragraph">
      <style:text-properties fo:font-size="12pt" style:font-size-asian="12pt" style:font-size-complex="12pt"/>
    </style:style>
    <style:style style:name="P5" style:parent-style-name="Standaard" style:family="paragraph">
      <style:text-properties fo:font-size="12pt" style:font-size-asian="12pt" style:font-size-complex="12pt"/>
    </style:style>
    <style:style style:name="P6" style:parent-style-name="Standaard" style:family="paragraph">
      <style:text-properties fo:font-size="14pt" style:font-size-asian="14pt" style:font-size-complex="14pt"/>
    </style:style>
    <style:style style:name="P7" style:parent-style-name="Standaard" style:family="paragraph">
      <style:text-properties fo:font-size="12pt" style:font-size-asian="12pt" style:font-size-complex="12pt"/>
    </style:style>
    <style:style style:name="P8" style:parent-style-name="Standaard" style:family="paragraph">
      <style:text-properties fo:font-size="12pt" style:font-size-asian="12pt" style:font-size-complex="12pt"/>
    </style:style>
    <style:style style:name="P9" style:parent-style-name="Standaard" style:family="paragraph">
      <style:text-properties fo:font-size="12pt" style:font-size-asian="12pt" style:font-size-complex="12pt"/>
    </style:style>
    <style:style style:name="T10" style:parent-style-name="Standaardalinea-lettertype" style:family="text">
      <style:text-properties fo:font-size="12pt" style:font-size-asian="12pt" style:font-size-complex="12pt"/>
    </style:style>
    <style:style style:name="T11" style:parent-style-name="Standaardalinea-lettertype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UserStories Russians vs SpaceBears</text:p>
      <text:p text:style-name="P2">Player:</text:p>
      <text:p text:style-name="P3">Als Player wil ik kunnen bewegen zodat ik meer kan exploren en het spel uitdagender word.</text:p>
      <text:p text:style-name="P4">Als Player wil ik kunnen schieten zodat ik de enemys kan dood maken.</text:p>
      <text:p text:style-name="P5">Als Player wil ik items kunnen oppakken zodat ik niet uit mijn ammo ga of dat ik heel snel dood ga.</text:p>
      <text:p text:style-name="P6">Enemy:</text:p>
      <text:p text:style-name="P7">Als Enemy wil ik kunnen lopen zodat ik naar de player kan toe lopen.</text:p>
      <text:p text:style-name="P8">Als Enemy wil ik dat ik dood kan gaan zodat de player punten kan krijgen en door kan gaan met het spel.</text:p>
      <text:p text:style-name="P9">Als Enemy wil ik dat ik kan slaan zodat ik de player kan vermoorden.</text:p>
      <text:p text:style-name="Standaard"><text:span text:style-name="T10"><text:s/></text:span><text:span text:style-name="T11">Als Enemy wil ik met een groep meelopen zodat we meer inpact hebben op het spe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oyd Lehman</meta:initial-creator>
    <dc:creator>Floyd Lehman</dc:creator>
    <meta:creation-date>2017-06-23T07:01:00Z</meta:creation-date>
    <dc:date>2017-06-23T07:14:00Z</dc:date>
    <meta:template xlink:href="Normal.dotm" xlink:type="simple"/>
    <meta:editing-cycles>1</meta:editing-cycles>
    <meta:editing-duration>PT780S</meta:editing-duration>
    <meta:document-statistic meta:page-count="1" meta:paragraph-count="1" meta:word-count="97" meta:character-count="632" meta:row-count="4" meta:non-whitespace-character-count="536"/>
  </office:meta>
</office:document-meta>
</file>